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0c0934" officeooo:paragraph-rsid="000c0934"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c0934" officeooo:paragraph-rsid="000c0934"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fe364" officeooo:paragraph-rsid="000fe364"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0fe364" officeooo:paragraph-rsid="000fe364"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176c6" officeooo:paragraph-rsid="001176c6"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11910b" officeooo:paragraph-rsid="0011910b"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5bad2" officeooo:paragraph-rsid="0015bad2"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7ffe8" officeooo:paragraph-rsid="0017ffe8"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ab60b" officeooo:paragraph-rsid="001ab60b"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ea32e" officeooo:paragraph-rsid="001ea32e" style:font-weight-asian="bold" style:font-weight-complex="bold"/>
    </style:style>
    <style:style style:name="P11" style:family="paragraph" style:parent-style-name="Standard">
      <style:paragraph-properties fo:text-align="start" style:justify-single-word="false"/>
      <style:text-properties officeooo:paragraph-rsid="00203ec3"/>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6efff" style:font-weight-asian="normal" style:font-weight-complex="normal"/>
    </style:style>
    <style:style style:name="T4" style:family="text">
      <style:text-properties style:text-underline-style="none" fo:font-weight="normal" officeooo:rsid="0019c472" style:font-weight-asian="normal" style:font-weight-complex="normal"/>
    </style:style>
    <style:style style:name="T5" style:family="text">
      <style:text-properties style:text-underline-style="none" fo:font-weight="normal" officeooo:rsid="001cde96" style:font-weight-asian="normal" style:font-weight-complex="normal"/>
    </style:style>
    <style:style style:name="T6" style:family="text">
      <style:text-properties style:text-underline-style="none" fo:font-weight="normal" officeooo:rsid="001d4ba8" style:font-weight-asian="normal" style:font-weight-complex="normal"/>
    </style:style>
    <style:style style:name="T7" style:family="text">
      <style:text-properties style:text-underline-style="none" fo:font-weight="normal" officeooo:rsid="00203ec3" style:font-weight-asian="normal" style:font-weight-complex="normal"/>
    </style:style>
    <style:style style:name="T8" style:family="text">
      <style:text-properties style:text-underline-style="none" fo:font-weight="normal" officeooo:rsid="002111b4" style:font-weight-asian="normal" style:font-weight-complex="normal"/>
    </style:style>
    <style:style style:name="T9" style:family="text">
      <style:text-properties style:text-underline-style="none" fo:font-weight="normal" officeooo:rsid="0022aeaf" style:font-weight-asian="normal" style:font-weight-complex="normal"/>
    </style:style>
    <style:style style:name="T10" style:family="text">
      <style:text-properties style:text-underline-style="none" fo:font-weight="normal" officeooo:rsid="00217642" style:font-weight-asian="normal" style:font-weight-complex="normal"/>
    </style:style>
    <style:style style:name="T11" style:family="text">
      <style:text-properties style:text-underline-style="none" fo:font-weight="normal" officeooo:rsid="0024487b" style:font-weight-asian="normal" style:font-weight-complex="normal"/>
    </style:style>
    <style:style style:name="T12" style:family="text">
      <style:text-properties style:text-underline-style="none" fo:font-weight="normal" officeooo:rsid="0027d0e9" style:font-weight-asian="normal" style:font-weight-complex="normal"/>
    </style:style>
    <style:style style:name="T13" style:family="text">
      <style:text-properties style:text-underline-style="none" officeooo:rsid="00128898"/>
    </style:style>
    <style:style style:name="T14" style:family="text">
      <style:text-properties style:text-underline-style="none" officeooo:rsid="00142f20"/>
    </style:style>
    <style:style style:name="T15" style:family="text">
      <style:text-properties style:text-underline-style="none" officeooo:rsid="0016efff"/>
    </style:style>
    <style:style style:name="T16" style:family="text">
      <style:text-properties style:text-underline-style="none" officeooo:rsid="0019c472"/>
    </style:style>
    <style:style style:name="T17" style:family="text">
      <style:text-properties style:text-underline-style="none" officeooo:rsid="001d4ba8"/>
    </style:style>
    <style:style style:name="T18" style:family="text">
      <style:text-properties officeooo:rsid="002111b4"/>
    </style:style>
    <style:style style:name="T19" style:family="text">
      <style:text-properties officeooo:rsid="00217642"/>
    </style:style>
    <style:style style:name="T20" style:family="text">
      <style:text-properties officeooo:rsid="00224378"/>
    </style:style>
    <style:style style:name="T21" style:family="text">
      <style:text-properties officeooo:rsid="0022aeaf"/>
    </style:style>
    <style:style style:name="T22" style:family="text">
      <style:text-properties officeooo:rsid="0024487b"/>
    </style:style>
    <style:style style:name="T23" style:family="text">
      <style:text-properties officeooo:rsid="0026cbd7"/>
    </style:style>
    <style:style style:name="T24" style:family="text">
      <style:text-properties officeooo:rsid="0027d0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 Systems</text:p>
      <text:p text:style-name="P2"/>
      <text:p text:style-name="P4">Options for build systems:</text:p>
      <text:p text:style-name="P3"/>
      <text:p text:style-name="P3">1. Visual Studio <text:span text:style-name="T24">(VS)</text:span>. Probably the best option <text:span text:style-name="T23">for ease of use</text:span> as we are all willing and capable of using it and it has convenient features for this purpose such as a build configuration manager.</text:p>
      <text:p text:style-name="P3"/>
      <text:p text:style-name="P11"><text:span text:style-name="T7">2. CMake. </text:span><text:span text:style-name="T8">This may be the best option for cross-platform compatibility since the same builds can be used on Windows and Linux </text:span><text:span text:style-name="T9">whereas</text:span><text:span text:style-name="T8"> </text:span><text:span text:style-name="T10">V</text:span><text:span text:style-name="T12">S</text:span><text:span text:style-name="T10"> projects differ slightly across platforms. </text:span><text:span text:style-name="T11">V</text:span><text:span text:style-name="T12">S</text:span><text:span text:style-name="T11"> has native support for CMake </text:span><text:span text:style-name="T12">so we could write and build our code for both Windows and Linux inside VS.</text:span></text:p>
      <text:p text:style-name="P3"/>
      <text:p text:style-name="P5">Build configurations:</text:p>
      <text:p text:style-name="P5"><text:span text:style-name="T1"/></text:p>
      <text:p text:style-name="P6"><text:span text:style-name="T1">It’s necessary to have multiple build configurations for different purposes such as debugging and final production. </text:span><text:span text:style-name="T13">These configurations involve </text:span><text:span text:style-name="T14">compiling different parts of the project for different purposes.</text:span></text:p>
      <text:p text:style-name="P6"><text:span text:style-name="T14"/></text:p>
      <text:p text:style-name="P7"><text:span text:style-name="T14">D</text:span><text:span text:style-name="T1">ebug:</text:span><text:span text:style-name="T2"> </text:span><text:span text:style-name="T3">This build has all optimizations turned off, and all debugging features enabled. The result of this build will run more slowly than production, but will enable the developers to test newly-written code.</text:span></text:p>
      <text:p text:style-name="P7"><text:span text:style-name="T3"/></text:p>
      <text:p text:style-name="P8"><text:span text:style-name="T15">R</text:span><text:span text:style-name="T1">elease:</text:span><text:span text:style-name="T2"> This build retains some debugging components, but will be closer to the final experience.</text:span></text:p>
      <text:p text:style-name="P8"><text:span text:style-name="T2"/></text:p>
      <text:p text:style-name="P8"><text:span text:style-name="T1">Production:</text:span><text:span text:style-name="T2"> The final build. </text:span><text:span text:style-name="T4">No debugging, all optimizations.</text:span></text:p>
      <text:p text:style-name="P8"><text:span text:style-name="T4"/></text:p>
      <text:p text:style-name="P9"><text:span text:style-name="T16">T</text:span><text:span text:style-name="T1">ools:</text:span><text:span text:style-name="T2"> Tool builds are for </text:span><text:span text:style-name="T5">the tools that go alongside the engine, such as the editor. For example, if we were to build a file converter for assets, compilation of this file converter will have different requirements than </text:span><text:span text:style-name="T6">compilation of the editor.</text:span></text:p>
      <text:p text:style-name="P9"><text:span text:style-name="T6"/></text:p>
      <text:p text:style-name="P10"><text:span text:style-name="T17">H</text:span><text:span text:style-name="T1">ybrid:</text:span><text:span text:style-name="T2"> Hybrid builds involve having debug builds for some parts of the project, and release builds for others. These are for testing individual components of the proje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4T17:45:03.785904873</meta:creation-date>
    <dc:date>2022-02-08T20:59:00.947284913</dc:date>
    <meta:editing-duration>PT16M56S</meta:editing-duration>
    <meta:editing-cycles>23</meta:editing-cycles>
    <meta:generator>LibreOffice/6.4.7.2$Linux_X86_64 LibreOffice_project/40$Build-2</meta:generator>
    <meta:document-statistic meta:table-count="0" meta:image-count="0" meta:object-count="0" meta:page-count="1" meta:paragraph-count="11" meta:word-count="247" meta:character-count="1538" meta:non-whitespace-character-count="1302"/>
  </office:meta>
</office:document-meta>
</file>